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8">
      <style:table-properties table:display="true" style:writing-mode="lr-tb"/>
    </style:style>
    <style:style style:name="ta2" style:family="table" style:master-page-name="PageStyle_5f_iceKnives32">
      <style:table-properties table:display="true" style:writing-mode="lr-tb"/>
    </style:style>
    <style:style style:name="ta3" style:family="table" style:master-page-name="PageStyle_5f_prePlate33">
      <style:table-properties table:display="true" style:writing-mode="lr-tb"/>
    </style:style>
    <style:style style:name="ta4" style:family="table" style:master-page-name="PageStyle_5f_soloH26">
      <style:table-properties table:display="true" style:writing-mode="lr-tb"/>
    </style:style>
    <style:style style:name="ta5" style:family="table" style:master-page-name="PageStyle_5f_duSky24">
      <style:table-properties table:display="true" style:writing-mode="lr-tb"/>
    </style:style>
    <style:style style:name="ta6" style:family="table" style:master-page-name="PageStyle_5f_shAllow38">
      <style:table-properties table:display="true" style:writing-mode="lr-tb"/>
    </style:style>
    <style:style style:name="ta7" style:family="table" style:master-page-name="PageStyle_5f__20_decEnter27">
      <style:table-properties table:display="true" style:writing-mode="lr-tb"/>
    </style:style>
    <style:style style:name="ta8" style:family="table" style:master-page-name="PageStyle_5f_sciLetter3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999999" fo:background-color="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11pt" fo:font-style="italic" fo:text-shadow="none" style:text-underline-style="none" fo:font-weight="normal" style:font-size-asian="11pt" style:font-style-asian="italic" style:font-weight-asian="normal" style:font-name-complex="Cutive Mono" style:font-size-complex="11pt" style:font-style-complex="italic" style:font-weight-complex="normal"/>
    </style:style>
    <style:style style:name="ce13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4" style:family="table-cell" style:parent-style-name="Default">
      <style:table-cell-properties fo:border-bottom="0.74pt solid #999999" fo:background-color="#b7b7b7" style:diagonal-bl-tr="none" style:diagonal-tl-br="none" style:text-align-source="fix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5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6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9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in8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Tick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nipp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tern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me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pir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llo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ecim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har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qu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m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crement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xis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ot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los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ardin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ss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Ov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nt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thic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urr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arti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gues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otenti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ebu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trapreneuri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un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olynomi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g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idirection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nea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roportion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he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triev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fla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ever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oo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roclaim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epos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ermin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offs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actic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xtrac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Vit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dm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ecrement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lis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Overal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raf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or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par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in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start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External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ceKnives3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iceKnives32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elf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et.pack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chiev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et.chai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nstitu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et.bluepri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stim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5"/>
          <table:table-cell table:style-name="ce18"/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set.packet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Power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ange.o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den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migrate.no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a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memory.blo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ee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nvert.pul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mi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interpret.method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erio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alloon.su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rea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rototype.cop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oung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sy.ai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harp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.format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Elective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set.chain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Degree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f.x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New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i.c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oop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.i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.xyz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Peripheral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set.blueprint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Mode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ecycle.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ncer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.it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Nonetheless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Plate33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_prePlate33_</text:p>
          </table:table-cell>
          <table:table-cell table:style-name="ce9" office:value-type="string" calcext:value-type="string">
            <text:p>:</text:p>
          </table:table-cell>
          <table:table-cell table:style-name="ce13" office:value-type="string" calcext:value-type="string">
            <text:p>Free &gt; Expert &gt; Debate &gt; Condition &gt; Bread &gt; Alarm &gt; </text:p>
          </table:table-cell>
          <table:table-cell table:style-name="ce16" office:value-type="string" calcext:value-type="string">
            <text:p>Application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rocedur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ntex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ecid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ummar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itiat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feren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reat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odul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rocess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or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xecut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mpac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witch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nvironmen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verify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ultur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featur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usiness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eiz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olic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andatory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on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xtra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uthentic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evic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ncryp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ystem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ecryp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us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pyrigh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offic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ar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elat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enso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ak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adius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wav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ransmiss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terest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aye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and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ggreg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eason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Histor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lim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lectric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it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ue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whole_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unci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_group_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Fuse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_procedure_</text:p>
          </table:table-cell>
          <table:table-cell table:style-name="ce9" office:value-type="string" calcext:value-type="string">
            <text:p>:</text:p>
          </table:table-cell>
          <table:table-cell table:style-name="ce13" office:value-type="string" calcext:value-type="string">
            <text:p>Faith &gt; Easy &gt; Diet &gt; Cost &gt; Brand &gt; Appeal &gt; </text:p>
          </table:table-cell>
          <table:table-cell table:style-name="ce16" office:value-type="string" calcext:value-type="string">
            <text:p>Syntax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A#3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ea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anagemen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is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curs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ha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rchitectur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roduc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haracteristic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as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pecific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o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Organis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ars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strument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lu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xpress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gil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pecialis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rea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iversific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h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form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oom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erminolog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ac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smetic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leas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echanism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jec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rpor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hec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lassific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har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mmunic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as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lativit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wip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cknowledgemen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igh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echnolog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rowd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mmiss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nin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Occup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ki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ymmetr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egre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iplomac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loc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duc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_unique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Requirement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_decide_</text:p>
          </table:table-cell>
          <table:table-cell table:style-name="ce9" office:value-type="string" calcext:value-type="string">
            <text:p>:</text:p>
          </table:table-cell>
          <table:table-cell table:style-name="ce13" office:value-type="string" calcext:value-type="string">
            <text:p>Friend &gt; Elite &gt; Dive &gt; Clock &gt; Boat &gt; Ask &gt; </text:p>
          </table:table-cell>
          <table:table-cell table:style-name="ce16" office:value-type="string" calcext:value-type="string">
            <text:p>Script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B#2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eep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hrom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ox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ac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fo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cener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edium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Networ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liquid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ustom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tar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las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orb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aske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ours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hel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gues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cree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ound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symmetr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oi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ymbo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origi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inea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ntr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arb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ves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ream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whil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ode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x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aintai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log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yp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entr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as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op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ata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ie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top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ot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opposi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erv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imila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Nes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ri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ngin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lip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ape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_format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Heading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_initiate_</text:p>
          </table:table-cell>
          <table:table-cell table:style-name="ce9" office:value-type="string" calcext:value-type="string">
            <text:p>:</text:p>
          </table:table-cell>
          <table:table-cell table:style-name="ce13" office:value-type="string" calcext:value-type="string">
            <text:p>Fun &gt; Esteem &gt; Depict &gt; Castle &gt; Bind &gt; Arts &gt; </text:p>
          </table:table-cell>
          <table:table-cell table:style-name="ce16" office:value-type="string" calcext:value-type="string">
            <text:p>Torrent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C#3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new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la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ourc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mpu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ful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nalogu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eriod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ilte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andom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owe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eria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istribu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r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cor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oo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epar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icro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an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atch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ppen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nex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ubmi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hi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are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ls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en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ithe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ccomplish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qua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esid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reviou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rac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ontinu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Uni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dap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Glob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equenc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Virtu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ai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ogarithm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void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ap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or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ructur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ou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pring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length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in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rim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ransform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_let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Gross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_create_</text:p>
          </table:table-cell>
          <table:table-cell table:style-name="ce9" office:value-type="string" calcext:value-type="string">
            <text:p>:</text:p>
          </table:table-cell>
          <table:table-cell table:style-name="ce13" office:value-type="string" calcext:value-type="string">
            <text:p>Fauna &amp; Flora &gt; Epic &gt; Dais &gt; Cave &gt; By &gt; All &gt; </text:p>
          </table:table-cell>
          <table:table-cell table:style-name="ce16" office:value-type="string" calcext:value-type="string">
            <text:p>Infrastructure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D#3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fractio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ess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xclu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ylish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clu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an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dmi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agazin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tatic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ertia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ompan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ound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oo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ppropri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abl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ortun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ranc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ledg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suranc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anorama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ea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Worth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u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Wealth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uo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liff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loc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asic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el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Hurdl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hi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Quarte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il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requenc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ed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frac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apsul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ircumstan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atelli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levan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opaqu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mposi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hrow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arit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rro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ampus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efaul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mpatibl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ro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iar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_function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Lexicon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_process_</text:p>
          </table:table-cell>
          <table:table-cell table:style-name="ce9" office:value-type="string" calcext:value-type="string">
            <text:p>:</text:p>
          </table:table-cell>
          <table:table-cell table:style-name="ce13" office:value-type="string" calcext:value-type="string">
            <text:p>Fact &gt; Elect &gt; Dense &gt; Cream &gt; Bridge &gt; At &gt; </text:p>
          </table:table-cell>
          <table:table-cell table:style-name="ce16" office:value-type="string" calcext:value-type="string">
            <text:p>Quantum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E#3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plash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ampl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ru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or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floa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e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pou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il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bstrac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ffec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flux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ragmen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elta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mpac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lig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un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extur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oli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xpon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Guarant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objec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ee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ucces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ra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onu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oc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u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xquisi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rece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outin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ta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ddress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jac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tellec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gradi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quit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i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elf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lia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oc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gamma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ractic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terfac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ppl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istinc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ignatur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tring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retch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fals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cceler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_jump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Periodic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_execute_</text:p>
          </table:table-cell>
          <table:table-cell table:style-name="ce9" office:value-type="string" calcext:value-type="string">
            <text:p>:</text:p>
          </table:table-cell>
          <table:table-cell table:style-name="ce13" office:value-type="string" calcext:value-type="string">
            <text:p>Flat &gt; Energy &gt; Date &gt; Case &gt; Border &gt; Aim &gt; </text:p>
          </table:table-cell>
          <table:table-cell table:style-name="ce16" office:value-type="string" calcext:value-type="string">
            <text:p>Motor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F#5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easur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ram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xplo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el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lis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ash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eceiv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orqu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graphic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ush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u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chem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irectio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hif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las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ccess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mplem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ig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rototyp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etr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ssembl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po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mplifie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sul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genesi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qualis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evelop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stal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ransceive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adio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ypograph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ur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eploym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scal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ommunica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flec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ttribu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hrough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ransactio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Whee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g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rrow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buffe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ul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transm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mpil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ictionar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Hik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mplo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ing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_swing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Wool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_switch_</text:p>
          </table:table-cell>
          <table:table-cell table:style-name="ce9" office:value-type="string" calcext:value-type="string">
            <text:p>:</text:p>
          </table:table-cell>
          <table:table-cell table:style-name="ce13" office:value-type="string" calcext:value-type="string">
            <text:p>Fluid &gt; Explore &gt; Drive &gt; Choice &gt; Book &gt; And &gt; </text:p>
          </table:table-cell>
          <table:table-cell table:style-name="ce16" office:value-type="string" calcext:value-type="string">
            <text:p>Wrap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G#3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efil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hai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espons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emporar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genera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xplan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wish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ortfolio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uthenticatio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nemonic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eb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xclusiv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lan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arth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hiberna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xce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namespac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ocumen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ethodolog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Vouche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librar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avouri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ccessor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olidarit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iscellaneou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rofess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epositor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clusiv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aste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xampl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serve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ateria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vestm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dvisor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framewor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ynonymous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ispla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Ultima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maste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ressur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red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ypo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uthorisatio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mar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qui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Noti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kerne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fterwor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latform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lbum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_problem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Quotation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_verify_</text:p>
          </table:table-cell>
          <table:table-cell table:style-name="ce9" office:value-type="string" calcext:value-type="string">
            <text:p>:</text:p>
          </table:table-cell>
          <table:table-cell table:style-name="ce13" office:value-type="string" calcext:value-type="string">
            <text:p>Fire &gt; Evaluate &gt; Discover &gt; Cone &gt; Base &gt; Assert &gt; </text:p>
          </table:table-cell>
          <table:table-cell table:style-name="ce16" office:value-type="string" calcext:value-type="string">
            <text:p>Hood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H#4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oub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ar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overag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utom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lingua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al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origina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aramoun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itia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rologu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haracter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Heritag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rra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ttir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lectro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formativ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vertex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ncentra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coi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ntribu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rox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ubstitut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cid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Nomine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web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riorit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ev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Knowledg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gazet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yric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inquir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urcharg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leas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gredien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percentil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redict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ctivit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ntinuous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v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Guidan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ribbo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rofi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fossi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mmers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antiqu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ric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gam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i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_discover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Offshor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_pencil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Monument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2" table:number-rows-repeated="10483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loH26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soloH26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Account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fixtur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cronym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ssocia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us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genera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ag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xamin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onvenien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cal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eries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indexe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andar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ynamic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idge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local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il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assag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egio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mplitu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Object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ubstanc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Alpha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normou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eta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onus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Gamma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vide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Room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facilita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ork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ortabl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Band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multitud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urface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hook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rain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dvanc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arrie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nduc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ransfe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eflec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amp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harmony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lassic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ynchronis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mbody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istribute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Flavour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roker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Vessel</text:p>
          </table:table-cell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thumb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Tuesday</text:p>
          </table:table-cell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Sky24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duSky24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Instant</text:p>
          </table:table-cell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5"/>
          <table:table-cell table:style-name="ce18"/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llow38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shAllow38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/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5"/>
          <table:table-cell table:style-name="ce18"/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decEnter27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decEnter27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/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5"/>
          <table:table-cell table:style-name="ce18"/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iLetter34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sciLetter34</text:p>
          </table:table-cell>
          <table:table-cell table:style-name="ce9" office:value-type="string" calcext:value-type="string">
            <text:p>:</text:p>
          </table:table-cell>
          <table:table-cell table:style-name="ce13"/>
          <table:table-cell table:style-name="ce16"/>
          <table:table-cell table:style-name="ce9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2"/>
          <table:table-cell table:style-name="ce1" table:number-columns-repeated="3"/>
          <table:table-cell table:style-name="ce2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4"/>
          <table:table-cell table:style-name="ce17"/>
          <table:table-cell table:style-name="ce10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5"/>
          <table:table-cell table:style-name="ce18"/>
          <table:table-cell table:style-name="ce11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8" style:display-name="PageStyle_in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ceKnives32" style:display-name="PageStyle_iceKnives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Plate33" style:display-name="PageStyle_prePlate3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loH26" style:display-name="PageStyle_soloH2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uSky24" style:display-name="PageStyle_duSky2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llow38" style:display-name="PageStyle_shAllow3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20_decEnter27" style:display-name="PageStyle_ decEnter2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iLetter34" style:display-name="PageStyle_sciLetter3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3217" meta:object-count="0"/>
    <meta:generator>LibreOfficeDev/6.0.5.2$Linux_X86_64 LibreOffice_project/</meta:generator>
  </office:meta>
</office:document-meta>
</file>